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14_11-14-41_000.jpg</text:p>
          </table:table-cell>
          <table:table-cell table:style-name="ce1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14_14-00-38_000.jpg</text:p>
          </table:table-cell>
          <table:table-cell table:style-name="ce19" office:value-type="string">
            <text:p>:m RES 1-2*2 / free# JVEMV6 37#21.4_32 / 37. miscs of miscs / 21. math&amp;physics / 4. knot-theory / ふた結び：描画手順,w:まきつけ,w:本体,w:左手,w:先,w:先端,w:右上のクロス,w:全体図,w:描き<text:span text:style-name="T1">順図</text:span><text:span text:style-name="T1">,w:</text:span><text:span text:style-name="T1">解き方図 </text:span>/ N+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5" table:formula="of:=IF([.E3]=&quot;&quot;;[.C3];CONCATENATE([.C3];&quot; / &quot;;[.E3]))" office:value-type="string" office:string-value=":m RES 1-2*2 / free# JVEMV6 37#21.4_32 / 37. miscs of miscs / 21. math&amp;physics / 4. knot-theory / ふた結び：描画手順,w:まきつけ,w:本体,w:左手,w:先,w:先端,w:右上のクロス,w:全体図,w:描き順図,w:解き方図 / N+">
            <text:p>:m RES 1-2*2 / free# JVEMV6 37#21.4_32 / 37. miscs of miscs / 21. math&amp;physics / 4. knot-theory / ふた結び：描画手順,w:まきつけ,w:本体,w:左手,w:先,w:先端,w:右上のクロス,w:全体図,w:描き順図,w:解き方図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14_14-57-45_000.jpg</text:p>
          </table:table-cell>
          <table:table-cell table:style-name="ce19" office:value-type="string">
            <text:p>:m 1*1 RES / free / res-id=3CHM / theme=NED / history;hongkong;korea / N+</text:p>
          </table:table-cell>
          <table:table-cell table:style-name="ce34"/>
          <table:table-cell table:style-name="ce4"/>
          <table:table-cell table:style-name="ce4" office:value-type="string">
            <text:p>N-35-35-28.532409 E-139-34-49.050292</text:p>
          </table:table-cell>
          <table:table-cell table:style-name="ce35" table:formula="of:=IF([.E4]=&quot;&quot;;[.C4];CONCATENATE([.C4];&quot; / &quot;;[.E4]))" office:value-type="string" office:string-value=":m 1*1 RES / free / res-id=3CHM / theme=NED / history;hongkong;korea / N+">
            <text:p>:m 1*1 RES / free / res-id=3CHM / theme=NED / history;hongkong;korea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14_16-57-03_000.jpg</text:p>
          </table:table-cell>
          <table:table-cell table:style-name="ce25" office:value-type="string">
            <text:p>:m anim / dessin / theme=しゃがむ / N+</text:p>
          </table:table-cell>
          <table:table-cell table:style-name="ce17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5" table:formula="of:=IF([.E5]=&quot;&quot;;[.C5];CONCATENATE([.C5];&quot; / &quot;;[.E5]))" office:value-type="string" office:string-value=":m anim / dessin / theme=しゃがむ / N+">
            <text:p>:m anim / dessin / theme=しゃがむ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14_19-06-24_000.jpg</text:p>
          </table:table-cell>
          <table:table-cell table:style-name="ce25" office:value-type="string">
            <text:p>:m music / log / jap.flute / || s.1:genr=et-N,note=Ef;Gf;Af/1-3f-4</text:p>
          </table:table-cell>
          <table:table-cell table:style-name="ce18"/>
          <table:table-cell table:style-name="ce4"/>
          <table:table-cell table:style-name="ce4" office:value-type="string">
            <text:p>N-35-35-28.697204 E-139-34-49.324951</text:p>
          </table:table-cell>
          <table:table-cell table:style-name="ce35" table:formula="of:=IF([.E6]=&quot;&quot;;[.C6];CONCATENATE([.C6];&quot; / &quot;;[.E6]))" office:value-type="string" office:string-value=":m music / log / jap.flute / || s.1:genr=et-N,note=Ef;Gf;Af/1-3f-4">
            <text:p>:m music / log / jap.flute / || s.1:genr=et-N,note=Ef;Gf;Af/1-3f-4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14_21-00-58_000.jpg</text:p>
          </table:table-cell>
          <table:table-cell table:style-name="ce25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5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14_23-24-16_000.jpg</text:p>
          </table:table-cell>
          <table:table-cell table:style-name="ce25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5" table:formula="of:=IF([.E8]=&quot;&quot;;[.C8];CONCATENATE([.C8];&quot; / &quot;;[.E8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14_23-38-32_000.jpg</text:p>
          </table:table-cell>
          <table:table-cell table:style-name="ce25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5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14_23-43-58_000.jpg</text:p>
          </table:table-cell>
          <table:table-cell table:style-name="ce25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5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14_23-50-55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5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15_00-09-55_000.jpg</text:p>
          </table:table-cell>
          <table:table-cell table:style-name="ce25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5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15_00-20-27_000.jpg</text:p>
          </table:table-cell>
          <table:table-cell table:style-name="ce25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5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15_01-16-52_000.jpg</text:p>
          </table:table-cell>
          <table:table-cell table:style-name="ce18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710937 E-139-34-49.379882</text:p>
          </table:table-cell>
          <table:table-cell table:style-name="ce35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15_11-16-04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5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15_11-17-58_000.jpg</text:p>
          </table:table-cell>
          <table:table-cell table:style-name="ce4" office:value-type="string">
            <text:p>:PHOTO 記録用 / @自宅；東側；洗面所から見える；東の犬走り / 自然観察 / 花</text:p>
          </table:table-cell>
          <table:table-cell table:style-name="ce8"/>
          <table:table-cell table:style-name="ce4"/>
          <table:table-cell table:style-name="ce4" office:value-type="string">
            <text:p>N-35-35-28.971862 E-139-34-49.819335</text:p>
          </table:table-cell>
          <table:table-cell table:style-name="ce35" table:formula="of:=IF([.E16]=&quot;&quot;;[.C16];CONCATENATE([.C16];&quot; / &quot;;[.E1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15_11-47-17_000.jpg</text:p>
          </table:table-cell>
          <table:table-cell table:style-name="ce16" office:value-type="string">
            <text:p>:m 温度 / 部屋</text:p>
          </table:table-cell>
          <table:table-cell table:style-name="ce17"/>
          <table:table-cell table:style-name="ce4"/>
          <table:table-cell table:style-name="ce4" office:value-type="string">
            <text:p>N-35-35-28.697204 E-139-34-49.379882</text:p>
          </table:table-cell>
          <table:table-cell table:style-name="ce35" table:formula="of:=IF([.E17]=&quot;&quot;;[.C17];CONCATENATE([.C17];&quot; / &quot;;[.E17]))" office:value-type="string" office:string-value=":m 温度 / 部屋">
            <text:p>:m 温度 / 部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8-15_11-56-40_000.jpg</text:p>
          </table:table-cell>
          <table:table-cell table:style-name="ce16" office:value-type="string">
            <text:p>:m 見た夢 </text:p>
          </table:table-cell>
          <table:table-cell table:style-name="ce18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5" table:formula="of:=IF([.E18]=&quot;&quot;;[.C18];CONCATENATE([.C18];&quot; / &quot;;[.E18]))" office:value-type="string" office:string-value=":m 見た夢 ">
            <text:p>:m 見た夢 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1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2020/08/15</text:date>, <text:time>12:51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15T12:51:46.47</dc:date>
    <dc:creator>iwabuchi ken</dc:creator>
    <meta:editing-duration>P24DT12H11M21S</meta:editing-duration>
    <meta:editing-cycles>9246</meta:editing-cycles>
    <meta:document-statistic meta:table-count="1" meta:cell-count="463" meta:object-count="0"/>
  </office:meta>
</office:document-meta>
</file>